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15pt"/>
    </style:style>
    <style:style style:name="co3" style:family="table-column">
      <style:table-column-properties fo:break-before="auto" style:column-width="102.7pt"/>
    </style:style>
    <style:style style:name="co4" style:family="table-column">
      <style:table-column-properties fo:break-before="auto" style:column-width="89.69pt"/>
    </style:style>
    <style:style style:name="co5" style:family="table-column">
      <style:table-column-properties fo:break-before="auto" style:column-width="10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85.03pt" svg:height="334.29pt" svg:x="146.95pt" svg:y="48.95pt">
            <draw:object draw:notify-on-update-of-ranges="Sheet1.A1:Sheet1.A1 Sheet1.A2:Sheet1.A34 Sheet1.B1:Sheet1.B1 Sheet1.B2:Sheet1.B34 Sheet1.C1:Sheet1.C1 Sheet1.C2:Sheet1.C34 Sheet1.D1:Sheet1.D1 Sheet1.D2:Sheet1.D34 Sheet1.E1:Sheet1.E1 Sheet1.E2:Sheet1.E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oto Average</text:p>
          </table:table-cell>
          <table:table-cell office:value-type="string" calcext:value-type="string">
            <text:p>Moto Std Dev</text:p>
          </table:table-cell>
          <table:table-cell office:value-type="string" calcext:value-type="string">
            <text:p>E4 Average</text:p>
          </table:table-cell>
          <table:table-cell office:value-type="string" calcext:value-type="string">
            <text:p>E4 Std Dev</text:p>
          </table:table-cell>
        </table:table-row>
        <table:table-row table:style-name="ro1">
          <table:table-cell office:value-type="string" calcext:value-type="string">
            <text:p>Amplitude-X</text:p>
          </table:table-cell>
          <table:table-cell office:value-type="float" office:value="0.212189197554451" calcext:value-type="float">
            <text:p>0.212189197554451</text:p>
          </table:table-cell>
          <table:table-cell office:value-type="float" office:value="0.328294993162294" calcext:value-type="float">
            <text:p>0.328294993162294</text:p>
          </table:table-cell>
          <table:table-cell office:value-type="float" office:value="0.195572916666667" calcext:value-type="float">
            <text:p>0.195572916666667</text:p>
          </table:table-cell>
          <table:table-cell office:value-type="float" office:value="0.272492879660917" calcext:value-type="float">
            <text:p>0.272492879660917</text:p>
          </table:table-cell>
        </table:table-row>
        <table:table-row table:style-name="ro1">
          <table:table-cell office:value-type="string" calcext:value-type="string">
            <text:p>Mean-X</text:p>
          </table:table-cell>
          <table:table-cell office:value-type="float" office:value="0.000944523288416277" calcext:value-type="float">
            <text:p>0.000944523288416</text:p>
          </table:table-cell>
          <table:table-cell office:value-type="float" office:value="0.167448933992449" calcext:value-type="float">
            <text:p>0.167448933992449</text:p>
          </table:table-cell>
          <table:table-cell office:value-type="float" office:value="0.123503623487241" calcext:value-type="float">
            <text:p>0.123503623487241</text:p>
          </table:table-cell>
          <table:table-cell office:value-type="float" office:value="0.252526945717863" calcext:value-type="float">
            <text:p>0.252526945717863</text:p>
          </table:table-cell>
        </table:table-row>
        <table:table-row table:style-name="ro1">
          <table:table-cell office:value-type="string" calcext:value-type="string">
            <text:p>Max-X</text:p>
          </table:table-cell>
          <table:table-cell office:value-type="float" office:value="0.469240416284287" calcext:value-type="float">
            <text:p>0.469240416284287</text:p>
          </table:table-cell>
          <table:table-cell office:value-type="float" office:value="0.588188525246915" calcext:value-type="float">
            <text:p>0.588188525246915</text:p>
          </table:table-cell>
          <table:table-cell office:value-type="float" office:value="0.363151041666667" calcext:value-type="float">
            <text:p>0.363151041666667</text:p>
          </table:table-cell>
          <table:table-cell office:value-type="float" office:value="0.51368233350198" calcext:value-type="float">
            <text:p>0.51368233350198</text:p>
          </table:table-cell>
        </table:table-row>
        <table:table-row table:style-name="ro1">
          <table:table-cell office:value-type="string" calcext:value-type="string">
            <text:p>Min-X</text:p>
          </table:table-cell>
          <table:table-cell office:value-type="float" office:value="-0.419170470222096" calcext:value-type="float">
            <text:p>-0.419170470222096</text:p>
          </table:table-cell>
          <table:table-cell office:value-type="float" office:value="0.53772243235654" calcext:value-type="float">
            <text:p>0.53772243235654</text:p>
          </table:table-cell>
          <table:table-cell office:value-type="float" office:value="-0.0565932765151515" calcext:value-type="float">
            <text:p>-0.056593276515152</text:p>
          </table:table-cell>
          <table:table-cell office:value-type="float" office:value="0.137602943663895" calcext:value-type="float">
            <text:p>0.137602943663895</text:p>
          </table:table-cell>
        </table:table-row>
        <table:table-row table:style-name="ro1">
          <table:table-cell office:value-type="string" calcext:value-type="string">
            <text:p>Median-X</text:p>
          </table:table-cell>
          <table:table-cell office:value-type="float" office:value="0.00702149716318406" calcext:value-type="float">
            <text:p>0.007021497163184</text:p>
          </table:table-cell>
          <table:table-cell office:value-type="float" office:value="0.210444848676669" calcext:value-type="float">
            <text:p>0.210444848676669</text:p>
          </table:table-cell>
          <table:table-cell office:value-type="float" office:value="0.100378787878788" calcext:value-type="float">
            <text:p>0.100378787878788</text:p>
          </table:table-cell>
          <table:table-cell office:value-type="float" office:value="0.230908237425445" calcext:value-type="float">
            <text:p>0.230908237425445</text:p>
          </table:table-cell>
        </table:table-row>
        <table:table-row table:style-name="ro1">
          <table:table-cell office:value-type="string" calcext:value-type="string">
            <text:p>Peak-to-Peak-X</text:p>
          </table:table-cell>
          <table:table-cell office:value-type="float" office:value="0.888410886506383" calcext:value-type="float">
            <text:p>0.888410886506383</text:p>
          </table:table-cell>
          <table:table-cell office:value-type="float" office:value="0.998185808349556" calcext:value-type="float">
            <text:p>0.998185808349556</text:p>
          </table:table-cell>
          <table:table-cell office:value-type="float" office:value="0.419744318181818" calcext:value-type="float">
            <text:p>0.419744318181818</text:p>
          </table:table-cell>
          <table:table-cell office:value-type="float" office:value="0.478514023631579" calcext:value-type="float">
            <text:p>0.478514023631579</text:p>
          </table:table-cell>
        </table:table-row>
        <table:table-row table:style-name="ro1">
          <table:table-cell office:value-type="string" calcext:value-type="string">
            <text:p>Variance-X</text:p>
          </table:table-cell>
          <table:table-cell office:value-type="float" office:value="0.129416736330359" calcext:value-type="float">
            <text:p>0.129416736330359</text:p>
          </table:table-cell>
          <table:table-cell office:value-type="float" office:value="0.185231748025575" calcext:value-type="float">
            <text:p>0.185231748025575</text:p>
          </table:table-cell>
          <table:table-cell office:value-type="float" office:value="0.0377662977565497" calcext:value-type="float">
            <text:p>0.03776629775655</text:p>
          </table:table-cell>
          <table:table-cell office:value-type="float" office:value="0.0717920545078049" calcext:value-type="float">
            <text:p>0.071792054507805</text:p>
          </table:table-cell>
        </table:table-row>
        <table:table-row table:style-name="ro1">
          <table:table-cell office:value-type="string" calcext:value-type="string">
            <text:p>Std-Dev-X</text:p>
          </table:table-cell>
          <table:table-cell office:value-type="float" office:value="0.235500648568269" calcext:value-type="float">
            <text:p>0.235500648568269</text:p>
          </table:table-cell>
          <table:table-cell office:value-type="float" office:value="0.272503289552538" calcext:value-type="float">
            <text:p>0.272503289552538</text:p>
          </table:table-cell>
          <table:table-cell office:value-type="float" office:value="0.121850163456524" calcext:value-type="float">
            <text:p>0.121850163456524</text:p>
          </table:table-cell>
          <table:table-cell office:value-type="float" office:value="0.151447057877826" calcext:value-type="float">
            <text:p>0.151447057877826</text:p>
          </table:table-cell>
        </table:table-row>
        <table:table-row table:style-name="ro1">
          <table:table-cell office:value-type="string" calcext:value-type="string">
            <text:p>RMS-X</text:p>
          </table:table-cell>
          <table:table-cell office:value-type="float" office:value="0.152162183749283" calcext:value-type="float">
            <text:p>0.152162183749283</text:p>
          </table:table-cell>
          <table:table-cell office:value-type="float" office:value="0.197721914093623" calcext:value-type="float">
            <text:p>0.197721914093623</text:p>
          </table:table-cell>
          <table:table-cell office:value-type="float" office:value="0.115161909249829" calcext:value-type="float">
            <text:p>0.115161909249829</text:p>
          </table:table-cell>
          <table:table-cell office:value-type="float" office:value="0.186208255864815" calcext:value-type="float">
            <text:p>0.186208255864815</text:p>
          </table:table-cell>
        </table:table-row>
        <table:table-row table:style-name="ro1">
          <table:table-cell office:value-type="string" calcext:value-type="string">
            <text:p>Skewness-X</text:p>
          </table:table-cell>
          <table:table-cell office:value-type="float" office:value="0.391000989962" calcext:value-type="float">
            <text:p>0.391000989962</text:p>
          </table:table-cell>
          <table:table-cell office:value-type="float" office:value="0.97522585542944" calcext:value-type="float">
            <text:p>0.97522585542944</text:p>
          </table:table-cell>
          <table:table-cell office:value-type="float" office:value="0.23683256908432" calcext:value-type="float">
            <text:p>0.23683256908432</text:p>
          </table:table-cell>
          <table:table-cell office:value-type="float" office:value="0.725271549774918" calcext:value-type="float">
            <text:p>0.725271549774918</text:p>
          </table:table-cell>
        </table:table-row>
        <table:table-row table:style-name="ro1">
          <table:table-cell office:value-type="string" calcext:value-type="string">
            <text:p>Kurtosis-X</text:p>
          </table:table-cell>
          <table:table-cell office:value-type="float" office:value="1.18949829090238" calcext:value-type="float">
            <text:p>1.18949829090238</text:p>
          </table:table-cell>
          <table:table-cell office:value-type="float" office:value="2.6099226027618" calcext:value-type="float">
            <text:p>2.6099226027618</text:p>
          </table:table-cell>
          <table:table-cell office:value-type="float" office:value="0.0863211130328248" calcext:value-type="float">
            <text:p>0.086321113032825</text:p>
          </table:table-cell>
          <table:table-cell office:value-type="float" office:value="1.74982581235817" calcext:value-type="float">
            <text:p>1.74982581235817</text:p>
          </table:table-cell>
        </table:table-row>
        <table:table-row table:style-name="ro1">
          <table:table-cell office:value-type="string" calcext:value-type="string">
            <text:p>Amplitude-Y</text:p>
          </table:table-cell>
          <table:table-cell office:value-type="float" office:value="0.117267525159228" calcext:value-type="float">
            <text:p>0.117267525159228</text:p>
          </table:table-cell>
          <table:table-cell office:value-type="float" office:value="0.150418725506676" calcext:value-type="float">
            <text:p>0.150418725506676</text:p>
          </table:table-cell>
          <table:table-cell office:value-type="float" office:value="0.725763272307507" calcext:value-type="float">
            <text:p>0.725763272307507</text:p>
          </table:table-cell>
          <table:table-cell office:value-type="float" office:value="0.238732861946441" calcext:value-type="float">
            <text:p>0.238732861946441</text:p>
          </table:table-cell>
        </table:table-row>
        <table:table-row table:style-name="ro1">
          <table:table-cell office:value-type="string" calcext:value-type="string">
            <text:p>Mean-Y</text:p>
          </table:table-cell>
          <table:table-cell office:value-type="float" office:value="0.00527306598525185" calcext:value-type="float">
            <text:p>0.005273065985252</text:p>
          </table:table-cell>
          <table:table-cell office:value-type="float" office:value="0.067327816781438" calcext:value-type="float">
            <text:p>0.067327816781438</text:p>
          </table:table-cell>
          <table:table-cell office:value-type="float" office:value="0.681197936354464" calcext:value-type="float">
            <text:p>0.681197936354464</text:p>
          </table:table-cell>
          <table:table-cell office:value-type="float" office:value="0.449149792812792" calcext:value-type="float">
            <text:p>0.449149792812792</text:p>
          </table:table-cell>
        </table:table-row>
        <table:table-row table:style-name="ro1">
          <table:table-cell office:value-type="string" calcext:value-type="string">
            <text:p>Max-Y</text:p>
          </table:table-cell>
          <table:table-cell office:value-type="float" office:value="0.194426657059381" calcext:value-type="float">
            <text:p>0.194426657059381</text:p>
          </table:table-cell>
          <table:table-cell office:value-type="float" office:value="0.190394674085308" calcext:value-type="float">
            <text:p>0.190394674085308</text:p>
          </table:table-cell>
          <table:table-cell office:value-type="float" office:value="0.998757102272727" calcext:value-type="float">
            <text:p>0.998757102272727</text:p>
          </table:table-cell>
          <table:table-cell office:value-type="float" office:value="0.348988767323262" calcext:value-type="float">
            <text:p>0.348988767323262</text:p>
          </table:table-cell>
        </table:table-row>
        <table:table-row table:style-name="ro1">
          <table:table-cell office:value-type="string" calcext:value-type="string">
            <text:p>Min-Y</text:p>
          </table:table-cell>
          <table:table-cell office:value-type="float" office:value="-0.290687506950301" calcext:value-type="float">
            <text:p>-0.290687506950301</text:p>
          </table:table-cell>
          <table:table-cell office:value-type="float" office:value="0.287953664643428" calcext:value-type="float">
            <text:p>0.287953664643428</text:p>
          </table:table-cell>
          <table:table-cell office:value-type="float" office:value="0.432575757575758" calcext:value-type="float">
            <text:p>0.432575757575758</text:p>
          </table:table-cell>
          <table:table-cell office:value-type="float" office:value="0.699646000051442" calcext:value-type="float">
            <text:p>0.699646000051442</text:p>
          </table:table-cell>
        </table:table-row>
        <table:table-row table:style-name="ro1">
          <table:table-cell office:value-type="string" calcext:value-type="string">
            <text:p>Median-Y</text:p>
          </table:table-cell>
          <table:table-cell office:value-type="float" office:value="0.0327308804667044" calcext:value-type="float">
            <text:p>0.032730880466704</text:p>
          </table:table-cell>
          <table:table-cell office:value-type="float" office:value="0.0757233494126377" calcext:value-type="float">
            <text:p>0.075723349412638</text:p>
          </table:table-cell>
          <table:table-cell office:value-type="float" office:value="0.664583333333333" calcext:value-type="float">
            <text:p>0.664583333333333</text:p>
          </table:table-cell>
          <table:table-cell office:value-type="float" office:value="0.490274640435417" calcext:value-type="float">
            <text:p>0.490274640435417</text:p>
          </table:table-cell>
        </table:table-row>
        <table:table-row table:style-name="ro1">
          <table:table-cell office:value-type="string" calcext:value-type="string">
            <text:p>Peak-to-Peak-Y</text:p>
          </table:table-cell>
          <table:table-cell office:value-type="float" office:value="0.485114164009683" calcext:value-type="float">
            <text:p>0.485114164009683</text:p>
          </table:table-cell>
          <table:table-cell office:value-type="float" office:value="0.443010463635415" calcext:value-type="float">
            <text:p>0.443010463635415</text:p>
          </table:table-cell>
          <table:table-cell office:value-type="float" office:value="0.56618134469697" calcext:value-type="float">
            <text:p>0.56618134469697</text:p>
          </table:table-cell>
          <table:table-cell office:value-type="float" office:value="0.788955992485656" calcext:value-type="float">
            <text:p>0.788955992485656</text:p>
          </table:table-cell>
        </table:table-row>
        <table:table-row table:style-name="ro1">
          <table:table-cell office:value-type="string" calcext:value-type="string">
            <text:p>Variance-Y</text:p>
          </table:table-cell>
          <table:table-cell office:value-type="float" office:value="0.0326654678412292" calcext:value-type="float">
            <text:p>0.032665467841229</text:p>
          </table:table-cell>
          <table:table-cell office:value-type="float" office:value="0.0388943741736591" calcext:value-type="float">
            <text:p>0.038894374173659</text:p>
          </table:table-cell>
          <table:table-cell office:value-type="float" office:value="0.0828553166523981" calcext:value-type="float">
            <text:p>0.082855316652398</text:p>
          </table:table-cell>
          <table:table-cell office:value-type="float" office:value="0.181772495389194" calcext:value-type="float">
            <text:p>0.181772495389194</text:p>
          </table:table-cell>
        </table:table-row>
        <table:table-row table:style-name="ro1">
          <table:table-cell office:value-type="string" calcext:value-type="string">
            <text:p>Std-Dev-Y</text:p>
          </table:table-cell>
          <table:table-cell office:value-type="float" office:value="0.131750949974401" calcext:value-type="float">
            <text:p>0.131750949974401</text:p>
          </table:table-cell>
          <table:table-cell office:value-type="float" office:value="0.123974324784754" calcext:value-type="float">
            <text:p>0.123974324784754</text:p>
          </table:table-cell>
          <table:table-cell office:value-type="float" office:value="0.161652516623951" calcext:value-type="float">
            <text:p>0.161652516623951</text:p>
          </table:table-cell>
          <table:table-cell office:value-type="float" office:value="0.238257813433672" calcext:value-type="float">
            <text:p>0.238257813433672</text:p>
          </table:table-cell>
        </table:table-row>
        <table:table-row table:style-name="ro1">
          <table:table-cell office:value-type="string" calcext:value-type="string">
            <text:p>RMS-Y</text:p>
          </table:table-cell>
          <table:table-cell office:value-type="float" office:value="0.0358987112355887" calcext:value-type="float">
            <text:p>0.035898711235589</text:p>
          </table:table-cell>
          <table:table-cell office:value-type="float" office:value="0.0409544345176891" calcext:value-type="float">
            <text:p>0.040954434517689</text:p>
          </table:table-cell>
          <table:table-cell office:value-type="float" office:value="0.74514937640117" calcext:value-type="float">
            <text:p>0.74514937640117</text:p>
          </table:table-cell>
          <table:table-cell office:value-type="float" office:value="0.200961238893157" calcext:value-type="float">
            <text:p>0.200961238893157</text:p>
          </table:table-cell>
        </table:table-row>
        <table:table-row table:style-name="ro1">
          <table:table-cell office:value-type="string" calcext:value-type="string">
            <text:p>Skewness-Y</text:p>
          </table:table-cell>
          <table:table-cell office:value-type="float" office:value="-0.35527708149364" calcext:value-type="float">
            <text:p>-0.35527708149364</text:p>
          </table:table-cell>
          <table:table-cell office:value-type="float" office:value="0.797303731216188" calcext:value-type="float">
            <text:p>0.797303731216188</text:p>
          </table:table-cell>
          <table:table-cell office:value-type="float" office:value="0.25526634480884" calcext:value-type="float">
            <text:p>0.25526634480884</text:p>
          </table:table-cell>
          <table:table-cell office:value-type="float" office:value="0.899574658423613" calcext:value-type="float">
            <text:p>0.899574658423613</text:p>
          </table:table-cell>
        </table:table-row>
        <table:table-row table:style-name="ro1">
          <table:table-cell office:value-type="string" calcext:value-type="string">
            <text:p>Kurtosis-Y</text:p>
          </table:table-cell>
          <table:table-cell office:value-type="float" office:value="0.743599071177619" calcext:value-type="float">
            <text:p>0.743599071177619</text:p>
          </table:table-cell>
          <table:table-cell office:value-type="float" office:value="2.34105933231026" calcext:value-type="float">
            <text:p>2.34105933231026</text:p>
          </table:table-cell>
          <table:table-cell office:value-type="float" office:value="0.601841087745221" calcext:value-type="float">
            <text:p>0.601841087745221</text:p>
          </table:table-cell>
          <table:table-cell office:value-type="float" office:value="2.20294635458699" calcext:value-type="float">
            <text:p>2.20294635458699</text:p>
          </table:table-cell>
        </table:table-row>
        <table:table-row table:style-name="ro1">
          <table:table-cell office:value-type="string" calcext:value-type="string">
            <text:p>Amplitude-Z</text:p>
          </table:table-cell>
          <table:table-cell office:value-type="float" office:value="0.0546459146865854" calcext:value-type="float">
            <text:p>0.054645914686585</text:p>
          </table:table-cell>
          <table:table-cell office:value-type="float" office:value="0.107803933342311" calcext:value-type="float">
            <text:p>0.107803933342311</text:p>
          </table:table-cell>
          <table:table-cell office:value-type="float" office:value="0.454805871212121" calcext:value-type="float">
            <text:p>0.454805871212121</text:p>
          </table:table-cell>
          <table:table-cell office:value-type="float" office:value="0.241652295963098" calcext:value-type="float">
            <text:p>0.241652295963098</text:p>
          </table:table-cell>
        </table:table-row>
        <table:table-row table:style-name="ro1">
          <table:table-cell office:value-type="string" calcext:value-type="string">
            <text:p>Mean-Z</text:p>
          </table:table-cell>
          <table:table-cell office:value-type="float" office:value="0.00602723962240715" calcext:value-type="float">
            <text:p>0.006027239622407</text:p>
          </table:table-cell>
          <table:table-cell office:value-type="float" office:value="0.0213219231641482" calcext:value-type="float">
            <text:p>0.021321923164148</text:p>
          </table:table-cell>
          <table:table-cell office:value-type="float" office:value="0.444166635877094" calcext:value-type="float">
            <text:p>0.444166635877094</text:p>
          </table:table-cell>
          <table:table-cell office:value-type="float" office:value="0.0764227613126862" calcext:value-type="float">
            <text:p>0.076422761312686</text:p>
          </table:table-cell>
        </table:table-row>
        <table:table-row table:style-name="ro1">
          <table:table-cell office:value-type="string" calcext:value-type="string">
            <text:p>Max-Z</text:p>
          </table:table-cell>
          <table:table-cell office:value-type="float" office:value="0.250523677171488" calcext:value-type="float">
            <text:p>0.250523677171488</text:p>
          </table:table-cell>
          <table:table-cell office:value-type="float" office:value="0.340510977639772" calcext:value-type="float">
            <text:p>0.340510977639772</text:p>
          </table:table-cell>
          <table:table-cell office:value-type="float" office:value="0.790861742424242" calcext:value-type="float">
            <text:p>0.790861742424242</text:p>
          </table:table-cell>
          <table:table-cell office:value-type="float" office:value="0.576576770832275" calcext:value-type="float">
            <text:p>0.576576770832275</text:p>
          </table:table-cell>
        </table:table-row>
        <table:table-row table:style-name="ro1">
          <table:table-cell office:value-type="string" calcext:value-type="string">
            <text:p>Min-Z</text:p>
          </table:table-cell>
          <table:table-cell office:value-type="float" office:value="-0.119723807768593" calcext:value-type="float">
            <text:p>-0.119723807768593</text:p>
          </table:table-cell>
          <table:table-cell office:value-type="float" office:value="0.11837628741215" calcext:value-type="float">
            <text:p>0.11837628741215</text:p>
          </table:table-cell>
          <table:table-cell office:value-type="float" office:value="0.243702651515152" calcext:value-type="float">
            <text:p>0.243702651515152</text:p>
          </table:table-cell>
          <table:table-cell office:value-type="float" office:value="0.266103495471049" calcext:value-type="float">
            <text:p>0.266103495471049</text:p>
          </table:table-cell>
        </table:table-row>
        <table:table-row table:style-name="ro1">
          <table:table-cell office:value-type="string" calcext:value-type="string">
            <text:p>Median-Z</text:p>
          </table:table-cell>
          <table:table-cell office:value-type="float" office:value="-0.00270809394395456" calcext:value-type="float">
            <text:p>-0.002708093943955</text:p>
          </table:table-cell>
          <table:table-cell office:value-type="float" office:value="0.0182089919271314" calcext:value-type="float">
            <text:p>0.018208991927131</text:p>
          </table:table-cell>
          <table:table-cell office:value-type="float" office:value="0.428539299242424" calcext:value-type="float">
            <text:p>0.428539299242424</text:p>
          </table:table-cell>
          <table:table-cell office:value-type="float" office:value="0.0833940036975786" calcext:value-type="float">
            <text:p>0.083394003697579</text:p>
          </table:table-cell>
        </table:table-row>
        <table:table-row table:style-name="ro1">
          <table:table-cell office:value-type="string" calcext:value-type="string">
            <text:p>Peak-to-Peak-Z</text:p>
          </table:table-cell>
          <table:table-cell office:value-type="float" office:value="0.370247484940081" calcext:value-type="float">
            <text:p>0.370247484940081</text:p>
          </table:table-cell>
          <table:table-cell office:value-type="float" office:value="0.425878779218287" calcext:value-type="float">
            <text:p>0.425878779218287</text:p>
          </table:table-cell>
          <table:table-cell office:value-type="float" office:value="0.547159090909091" calcext:value-type="float">
            <text:p>0.547159090909091</text:p>
          </table:table-cell>
          <table:table-cell office:value-type="float" office:value="0.812793999207413" calcext:value-type="float">
            <text:p>0.812793999207413</text:p>
          </table:table-cell>
        </table:table-row>
        <table:table-row table:style-name="ro1">
          <table:table-cell office:value-type="string" calcext:value-type="string">
            <text:p>Variance-Z</text:p>
          </table:table-cell>
          <table:table-cell office:value-type="float" office:value="0.0136560203387861" calcext:value-type="float">
            <text:p>0.013656020338786</text:p>
          </table:table-cell>
          <table:table-cell office:value-type="float" office:value="0.0206556197121968" calcext:value-type="float">
            <text:p>0.020655619712197</text:p>
          </table:table-cell>
          <table:table-cell office:value-type="float" office:value="0.0653931380747153" calcext:value-type="float">
            <text:p>0.065393138074715</text:p>
          </table:table-cell>
          <table:table-cell office:value-type="float" office:value="0.140465993946893" calcext:value-type="float">
            <text:p>0.140465993946893</text:p>
          </table:table-cell>
        </table:table-row>
        <table:table-row table:style-name="ro1">
          <table:table-cell office:value-type="string" calcext:value-type="string">
            <text:p>Std-Dev-Z</text:p>
          </table:table-cell>
          <table:table-cell office:value-type="float" office:value="0.0800531518562862" calcext:value-type="float">
            <text:p>0.080053151856286</text:p>
          </table:table-cell>
          <table:table-cell office:value-type="float" office:value="0.0853058902026064" calcext:value-type="float">
            <text:p>0.085305890202607</text:p>
          </table:table-cell>
          <table:table-cell office:value-type="float" office:value="0.141238212696117" calcext:value-type="float">
            <text:p>0.141238212696117</text:p>
          </table:table-cell>
          <table:table-cell office:value-type="float" office:value="0.213258902297841" calcext:value-type="float">
            <text:p>0.213258902297841</text:p>
          </table:table-cell>
        </table:table-row>
        <table:table-row table:style-name="ro1">
          <table:table-cell office:value-type="string" calcext:value-type="string">
            <text:p>RMS-Z</text:p>
          </table:table-cell>
          <table:table-cell office:value-type="float" office:value="0.0135964461913882" calcext:value-type="float">
            <text:p>0.013596446191388</text:p>
          </table:table-cell>
          <table:table-cell office:value-type="float" office:value="0.0201631875299328" calcext:value-type="float">
            <text:p>0.020163187529933</text:p>
          </table:table-cell>
          <table:table-cell office:value-type="float" office:value="0.265891445294546" calcext:value-type="float">
            <text:p>0.265891445294546</text:p>
          </table:table-cell>
          <table:table-cell office:value-type="float" office:value="0.165237979043498" calcext:value-type="float">
            <text:p>0.165237979043498</text:p>
          </table:table-cell>
        </table:table-row>
        <table:table-row table:style-name="ro1">
          <table:table-cell office:value-type="string" calcext:value-type="string">
            <text:p>Skewness-Z</text:p>
          </table:table-cell>
          <table:table-cell office:value-type="float" office:value="0.519793025916767" calcext:value-type="float">
            <text:p>0.519793025916767</text:p>
          </table:table-cell>
          <table:table-cell office:value-type="float" office:value="1.52649290564992" calcext:value-type="float">
            <text:p>1.52649290564992</text:p>
          </table:table-cell>
          <table:table-cell office:value-type="float" office:value="0.285222193682799" calcext:value-type="float">
            <text:p>0.285222193682799</text:p>
          </table:table-cell>
          <table:table-cell office:value-type="float" office:value="0.935553763000341" calcext:value-type="float">
            <text:p>0.935553763000341</text:p>
          </table:table-cell>
        </table:table-row>
        <table:table-row table:style-name="ro1">
          <table:table-cell office:value-type="string" calcext:value-type="string">
            <text:p>Kurtosis-Z</text:p>
          </table:table-cell>
          <table:table-cell office:value-type="float" office:value="3.23743480595717" calcext:value-type="float">
            <text:p>3.23743480595717</text:p>
          </table:table-cell>
          <table:table-cell office:value-type="float" office:value="5.30963972426221" calcext:value-type="float">
            <text:p>5.30963972426221</text:p>
          </table:table-cell>
          <table:table-cell office:value-type="float" office:value="0.762497261002845" calcext:value-type="float">
            <text:p>0.762497261002845</text:p>
          </table:table-cell>
          <table:table-cell office:value-type="float" office:value="2.20136367173104" calcext:value-type="float">
            <text:p>2.20136367173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08:22:36.485000000</meta:creation-date>
    <dc:date>2018-07-18T15:13:53.248000000</dc:date>
    <meta:editing-duration>PT3H5M29S</meta:editing-duration>
    <meta:editing-cycles>2</meta:editing-cycles>
    <meta:generator>LibreOffice/6.0.4.2$Windows_X86_64 LibreOffice_project/9b0d9b32d5dcda91d2f1a96dc04c645c450872bf</meta:generator>
    <meta:document-statistic meta:table-count="1" meta:cell-count="1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223cm" svg:height="11.794cm" xlink:href=".." xlink:type="simple" chart:class="chart:bar" chart:style-name="ch1">
        <chart:title svg:x="14.628cm" svg:y="0.37cm" chart:style-name="ch2">
          <text:p>Clapping</text:p>
        </chart:title>
        <chart:legend chart:legend-position="end" svg:x="28.232cm" svg:y="4.851cm" style:legend-expansion="high" chart:style-name="ch3"/>
        <chart:plot-area chart:style-name="ch4" table:cell-range-address="Sheet1.A1:Sheet1.E34" chart:data-source-has-labels="both" svg:x="0.624cm" svg:y="1.398cm" svg:width="26.984cm" svg:height="9.193cm">
          <chartooo:coordinate-region svg:x="1.742cm" svg:y="1.398cm" svg:width="25.866cm" svg:height="7.894cm"/>
          <chart:axis chart:dimension="x" chart:name="primary-x" chart:style-name="ch5" chartooo:axis-type="auto">
            <chartooo:date-scale/>
            <chart:title svg:x="13.516cm" svg:y="10.827cm" chart:style-name="ch6">
              <text:p>Feature</text:p>
            </chart:title>
            <chart:categories table:cell-range-address="Sheet1.A2:Sheet1.A3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34" chart:label-cell-address="Sheet1.B1:Sheet1.B1" chart:class="chart:bar">
            <chart:data-point chart:repeated="33"/>
          </chart:series>
          <chart:series chart:style-name="ch10" chart:values-cell-range-address="Sheet1.C2:Sheet1.C34" chart:label-cell-address="Sheet1.C1:Sheet1.C1" chart:class="chart:bar">
            <chart:data-point chart:repeated="33"/>
          </chart:series>
          <chart:series chart:style-name="ch11" chart:values-cell-range-address="Sheet1.D2:Sheet1.D34" chart:label-cell-address="Sheet1.D1:Sheet1.D1" chart:class="chart:bar">
            <chart:data-point chart:repeated="33"/>
          </chart:series>
          <chart:series chart:style-name="ch12" chart:values-cell-range-address="Sheet1.E2:Sheet1.E34" chart:label-cell-address="Sheet1.E1:Sheet1.E1" chart:class="chart:ba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 Average</text:p>
                <draw:g>
                  <svg:desc>Sheet1.B1:Sheet1.B1</svg:desc>
                </draw:g>
              </table:table-cell>
              <table:table-cell office:value-type="string">
                <text:p>Moto Std Dev</text:p>
                <draw:g>
                  <svg:desc>Sheet1.C1:Sheet1.C1</svg:desc>
                </draw:g>
              </table:table-cell>
              <table:table-cell office:value-type="string">
                <text:p>E4 Average</text:p>
                <draw:g>
                  <svg:desc>Sheet1.D1:Sheet1.D1</svg:desc>
                </draw:g>
              </table:table-cell>
              <table:table-cell office:value-type="string">
                <text:p>E4 Std Dev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plitude-X</text:p>
                <draw:g>
                  <svg:desc>Sheet1.A2:Sheet1.A34</svg:desc>
                </draw:g>
              </table:table-cell>
              <table:table-cell office:value-type="float" office:value="0.212189197554451">
                <text:p>0.212189197554451</text:p>
                <draw:g>
                  <svg:desc>Sheet1.B2:Sheet1.B34</svg:desc>
                </draw:g>
              </table:table-cell>
              <table:table-cell office:value-type="float" office:value="0.328294993162294">
                <text:p>0.328294993162294</text:p>
                <draw:g>
                  <svg:desc>Sheet1.C2:Sheet1.C34</svg:desc>
                </draw:g>
              </table:table-cell>
              <table:table-cell office:value-type="float" office:value="0.195572916666667">
                <text:p>0.195572916666667</text:p>
                <draw:g>
                  <svg:desc>Sheet1.D2:Sheet1.D34</svg:desc>
                </draw:g>
              </table:table-cell>
              <table:table-cell office:value-type="float" office:value="0.272492879660917">
                <text:p>0.272492879660917</text:p>
                <draw:g>
                  <svg:desc>Sheet1.E2:Sheet1.E34</svg:desc>
                </draw:g>
              </table:table-cell>
            </table:table-row>
            <table:table-row>
              <table:table-cell office:value-type="string">
                <text:p>Mean-X</text:p>
              </table:table-cell>
              <table:table-cell office:value-type="float" office:value="0.000944523288416277">
                <text:p>0.000944523288416277</text:p>
              </table:table-cell>
              <table:table-cell office:value-type="float" office:value="0.167448933992449">
                <text:p>0.167448933992449</text:p>
              </table:table-cell>
              <table:table-cell office:value-type="float" office:value="0.123503623487241">
                <text:p>0.123503623487241</text:p>
              </table:table-cell>
              <table:table-cell office:value-type="float" office:value="0.252526945717863">
                <text:p>0.252526945717863</text:p>
              </table:table-cell>
            </table:table-row>
            <table:table-row>
              <table:table-cell office:value-type="string">
                <text:p>Max-X</text:p>
              </table:table-cell>
              <table:table-cell office:value-type="float" office:value="0.469240416284287">
                <text:p>0.469240416284287</text:p>
              </table:table-cell>
              <table:table-cell office:value-type="float" office:value="0.588188525246915">
                <text:p>0.588188525246915</text:p>
              </table:table-cell>
              <table:table-cell office:value-type="float" office:value="0.363151041666667">
                <text:p>0.363151041666667</text:p>
              </table:table-cell>
              <table:table-cell office:value-type="float" office:value="0.51368233350198">
                <text:p>0.51368233350198</text:p>
              </table:table-cell>
            </table:table-row>
            <table:table-row>
              <table:table-cell office:value-type="string">
                <text:p>Min-X</text:p>
              </table:table-cell>
              <table:table-cell office:value-type="float" office:value="-0.419170470222096">
                <text:p>-0.419170470222096</text:p>
              </table:table-cell>
              <table:table-cell office:value-type="float" office:value="0.53772243235654">
                <text:p>0.53772243235654</text:p>
              </table:table-cell>
              <table:table-cell office:value-type="float" office:value="-0.0565932765151515">
                <text:p>-0.0565932765151515</text:p>
              </table:table-cell>
              <table:table-cell office:value-type="float" office:value="0.137602943663895">
                <text:p>0.137602943663895</text:p>
              </table:table-cell>
            </table:table-row>
            <table:table-row>
              <table:table-cell office:value-type="string">
                <text:p>Median-X</text:p>
              </table:table-cell>
              <table:table-cell office:value-type="float" office:value="0.00702149716318406">
                <text:p>0.00702149716318406</text:p>
              </table:table-cell>
              <table:table-cell office:value-type="float" office:value="0.210444848676669">
                <text:p>0.210444848676669</text:p>
              </table:table-cell>
              <table:table-cell office:value-type="float" office:value="0.100378787878788">
                <text:p>0.100378787878788</text:p>
              </table:table-cell>
              <table:table-cell office:value-type="float" office:value="0.230908237425445">
                <text:p>0.230908237425445</text:p>
              </table:table-cell>
            </table:table-row>
            <table:table-row>
              <table:table-cell office:value-type="string">
                <text:p>Peak-to-Peak-X</text:p>
              </table:table-cell>
              <table:table-cell office:value-type="float" office:value="0.888410886506383">
                <text:p>0.888410886506383</text:p>
              </table:table-cell>
              <table:table-cell office:value-type="float" office:value="0.998185808349556">
                <text:p>0.998185808349556</text:p>
              </table:table-cell>
              <table:table-cell office:value-type="float" office:value="0.419744318181818">
                <text:p>0.419744318181818</text:p>
              </table:table-cell>
              <table:table-cell office:value-type="float" office:value="0.478514023631579">
                <text:p>0.478514023631579</text:p>
              </table:table-cell>
            </table:table-row>
            <table:table-row>
              <table:table-cell office:value-type="string">
                <text:p>Variance-X</text:p>
              </table:table-cell>
              <table:table-cell office:value-type="float" office:value="0.129416736330359">
                <text:p>0.129416736330359</text:p>
              </table:table-cell>
              <table:table-cell office:value-type="float" office:value="0.185231748025575">
                <text:p>0.185231748025575</text:p>
              </table:table-cell>
              <table:table-cell office:value-type="float" office:value="0.0377662977565497">
                <text:p>0.0377662977565497</text:p>
              </table:table-cell>
              <table:table-cell office:value-type="float" office:value="0.0717920545078049">
                <text:p>0.0717920545078049</text:p>
              </table:table-cell>
            </table:table-row>
            <table:table-row>
              <table:table-cell office:value-type="string">
                <text:p>Std-Dev-X</text:p>
              </table:table-cell>
              <table:table-cell office:value-type="float" office:value="0.235500648568269">
                <text:p>0.235500648568269</text:p>
              </table:table-cell>
              <table:table-cell office:value-type="float" office:value="0.272503289552538">
                <text:p>0.272503289552538</text:p>
              </table:table-cell>
              <table:table-cell office:value-type="float" office:value="0.121850163456524">
                <text:p>0.121850163456524</text:p>
              </table:table-cell>
              <table:table-cell office:value-type="float" office:value="0.151447057877826">
                <text:p>0.151447057877826</text:p>
              </table:table-cell>
            </table:table-row>
            <table:table-row>
              <table:table-cell office:value-type="string">
                <text:p>RMS-X</text:p>
              </table:table-cell>
              <table:table-cell office:value-type="float" office:value="0.152162183749283">
                <text:p>0.152162183749283</text:p>
              </table:table-cell>
              <table:table-cell office:value-type="float" office:value="0.197721914093623">
                <text:p>0.197721914093623</text:p>
              </table:table-cell>
              <table:table-cell office:value-type="float" office:value="0.115161909249829">
                <text:p>0.115161909249829</text:p>
              </table:table-cell>
              <table:table-cell office:value-type="float" office:value="0.186208255864815">
                <text:p>0.186208255864815</text:p>
              </table:table-cell>
            </table:table-row>
            <table:table-row>
              <table:table-cell office:value-type="string">
                <text:p>Skewness-X</text:p>
              </table:table-cell>
              <table:table-cell office:value-type="float" office:value="0.391000989962">
                <text:p>0.391000989962</text:p>
              </table:table-cell>
              <table:table-cell office:value-type="float" office:value="0.97522585542944">
                <text:p>0.97522585542944</text:p>
              </table:table-cell>
              <table:table-cell office:value-type="float" office:value="0.23683256908432">
                <text:p>0.23683256908432</text:p>
              </table:table-cell>
              <table:table-cell office:value-type="float" office:value="0.725271549774918">
                <text:p>0.725271549774918</text:p>
              </table:table-cell>
            </table:table-row>
            <table:table-row>
              <table:table-cell office:value-type="string">
                <text:p>Kurtosis-X</text:p>
              </table:table-cell>
              <table:table-cell office:value-type="float" office:value="1.18949829090238">
                <text:p>1.18949829090238</text:p>
              </table:table-cell>
              <table:table-cell office:value-type="float" office:value="2.6099226027618">
                <text:p>2.6099226027618</text:p>
              </table:table-cell>
              <table:table-cell office:value-type="float" office:value="0.0863211130328248">
                <text:p>0.0863211130328248</text:p>
              </table:table-cell>
              <table:table-cell office:value-type="float" office:value="1.74982581235817">
                <text:p>1.74982581235817</text:p>
              </table:table-cell>
            </table:table-row>
            <table:table-row>
              <table:table-cell office:value-type="string">
                <text:p>Amplitude-Y</text:p>
              </table:table-cell>
              <table:table-cell office:value-type="float" office:value="0.117267525159228">
                <text:p>0.117267525159228</text:p>
              </table:table-cell>
              <table:table-cell office:value-type="float" office:value="0.150418725506676">
                <text:p>0.150418725506676</text:p>
              </table:table-cell>
              <table:table-cell office:value-type="float" office:value="0.725763272307507">
                <text:p>0.725763272307507</text:p>
              </table:table-cell>
              <table:table-cell office:value-type="float" office:value="0.238732861946441">
                <text:p>0.238732861946441</text:p>
              </table:table-cell>
            </table:table-row>
            <table:table-row>
              <table:table-cell office:value-type="string">
                <text:p>Mean-Y</text:p>
              </table:table-cell>
              <table:table-cell office:value-type="float" office:value="0.00527306598525185">
                <text:p>0.00527306598525185</text:p>
              </table:table-cell>
              <table:table-cell office:value-type="float" office:value="0.067327816781438">
                <text:p>0.067327816781438</text:p>
              </table:table-cell>
              <table:table-cell office:value-type="float" office:value="0.681197936354464">
                <text:p>0.681197936354464</text:p>
              </table:table-cell>
              <table:table-cell office:value-type="float" office:value="0.449149792812792">
                <text:p>0.449149792812792</text:p>
              </table:table-cell>
            </table:table-row>
            <table:table-row>
              <table:table-cell office:value-type="string">
                <text:p>Max-Y</text:p>
              </table:table-cell>
              <table:table-cell office:value-type="float" office:value="0.194426657059381">
                <text:p>0.194426657059381</text:p>
              </table:table-cell>
              <table:table-cell office:value-type="float" office:value="0.190394674085308">
                <text:p>0.190394674085308</text:p>
              </table:table-cell>
              <table:table-cell office:value-type="float" office:value="0.998757102272727">
                <text:p>0.998757102272727</text:p>
              </table:table-cell>
              <table:table-cell office:value-type="float" office:value="0.348988767323262">
                <text:p>0.348988767323262</text:p>
              </table:table-cell>
            </table:table-row>
            <table:table-row>
              <table:table-cell office:value-type="string">
                <text:p>Min-Y</text:p>
              </table:table-cell>
              <table:table-cell office:value-type="float" office:value="-0.290687506950301">
                <text:p>-0.290687506950301</text:p>
              </table:table-cell>
              <table:table-cell office:value-type="float" office:value="0.287953664643428">
                <text:p>0.287953664643428</text:p>
              </table:table-cell>
              <table:table-cell office:value-type="float" office:value="0.432575757575758">
                <text:p>0.432575757575758</text:p>
              </table:table-cell>
              <table:table-cell office:value-type="float" office:value="0.699646000051442">
                <text:p>0.699646000051442</text:p>
              </table:table-cell>
            </table:table-row>
            <table:table-row>
              <table:table-cell office:value-type="string">
                <text:p>Median-Y</text:p>
              </table:table-cell>
              <table:table-cell office:value-type="float" office:value="0.0327308804667044">
                <text:p>0.0327308804667044</text:p>
              </table:table-cell>
              <table:table-cell office:value-type="float" office:value="0.0757233494126377">
                <text:p>0.0757233494126377</text:p>
              </table:table-cell>
              <table:table-cell office:value-type="float" office:value="0.664583333333333">
                <text:p>0.664583333333333</text:p>
              </table:table-cell>
              <table:table-cell office:value-type="float" office:value="0.490274640435417">
                <text:p>0.490274640435417</text:p>
              </table:table-cell>
            </table:table-row>
            <table:table-row>
              <table:table-cell office:value-type="string">
                <text:p>Peak-to-Peak-Y</text:p>
              </table:table-cell>
              <table:table-cell office:value-type="float" office:value="0.485114164009683">
                <text:p>0.485114164009683</text:p>
              </table:table-cell>
              <table:table-cell office:value-type="float" office:value="0.443010463635415">
                <text:p>0.443010463635415</text:p>
              </table:table-cell>
              <table:table-cell office:value-type="float" office:value="0.56618134469697">
                <text:p>0.56618134469697</text:p>
              </table:table-cell>
              <table:table-cell office:value-type="float" office:value="0.788955992485656">
                <text:p>0.788955992485656</text:p>
              </table:table-cell>
            </table:table-row>
            <table:table-row>
              <table:table-cell office:value-type="string">
                <text:p>Variance-Y</text:p>
              </table:table-cell>
              <table:table-cell office:value-type="float" office:value="0.0326654678412292">
                <text:p>0.0326654678412292</text:p>
              </table:table-cell>
              <table:table-cell office:value-type="float" office:value="0.0388943741736591">
                <text:p>0.0388943741736591</text:p>
              </table:table-cell>
              <table:table-cell office:value-type="float" office:value="0.0828553166523981">
                <text:p>0.0828553166523981</text:p>
              </table:table-cell>
              <table:table-cell office:value-type="float" office:value="0.181772495389194">
                <text:p>0.181772495389194</text:p>
              </table:table-cell>
            </table:table-row>
            <table:table-row>
              <table:table-cell office:value-type="string">
                <text:p>Std-Dev-Y</text:p>
              </table:table-cell>
              <table:table-cell office:value-type="float" office:value="0.131750949974401">
                <text:p>0.131750949974401</text:p>
              </table:table-cell>
              <table:table-cell office:value-type="float" office:value="0.123974324784754">
                <text:p>0.123974324784754</text:p>
              </table:table-cell>
              <table:table-cell office:value-type="float" office:value="0.161652516623951">
                <text:p>0.161652516623951</text:p>
              </table:table-cell>
              <table:table-cell office:value-type="float" office:value="0.238257813433672">
                <text:p>0.238257813433672</text:p>
              </table:table-cell>
            </table:table-row>
            <table:table-row>
              <table:table-cell office:value-type="string">
                <text:p>RMS-Y</text:p>
              </table:table-cell>
              <table:table-cell office:value-type="float" office:value="0.0358987112355887">
                <text:p>0.0358987112355887</text:p>
              </table:table-cell>
              <table:table-cell office:value-type="float" office:value="0.0409544345176891">
                <text:p>0.0409544345176891</text:p>
              </table:table-cell>
              <table:table-cell office:value-type="float" office:value="0.74514937640117">
                <text:p>0.74514937640117</text:p>
              </table:table-cell>
              <table:table-cell office:value-type="float" office:value="0.200961238893157">
                <text:p>0.200961238893157</text:p>
              </table:table-cell>
            </table:table-row>
            <table:table-row>
              <table:table-cell office:value-type="string">
                <text:p>Skewness-Y</text:p>
              </table:table-cell>
              <table:table-cell office:value-type="float" office:value="-0.35527708149364">
                <text:p>-0.35527708149364</text:p>
              </table:table-cell>
              <table:table-cell office:value-type="float" office:value="0.797303731216188">
                <text:p>0.797303731216188</text:p>
              </table:table-cell>
              <table:table-cell office:value-type="float" office:value="0.25526634480884">
                <text:p>0.25526634480884</text:p>
              </table:table-cell>
              <table:table-cell office:value-type="float" office:value="0.899574658423613">
                <text:p>0.899574658423613</text:p>
              </table:table-cell>
            </table:table-row>
            <table:table-row>
              <table:table-cell office:value-type="string">
                <text:p>Kurtosis-Y</text:p>
              </table:table-cell>
              <table:table-cell office:value-type="float" office:value="0.743599071177619">
                <text:p>0.743599071177619</text:p>
              </table:table-cell>
              <table:table-cell office:value-type="float" office:value="2.34105933231026">
                <text:p>2.34105933231026</text:p>
              </table:table-cell>
              <table:table-cell office:value-type="float" office:value="0.601841087745221">
                <text:p>0.601841087745221</text:p>
              </table:table-cell>
              <table:table-cell office:value-type="float" office:value="2.20294635458699">
                <text:p>2.20294635458699</text:p>
              </table:table-cell>
            </table:table-row>
            <table:table-row>
              <table:table-cell office:value-type="string">
                <text:p>Amplitude-Z</text:p>
              </table:table-cell>
              <table:table-cell office:value-type="float" office:value="0.0546459146865854">
                <text:p>0.0546459146865854</text:p>
              </table:table-cell>
              <table:table-cell office:value-type="float" office:value="0.107803933342311">
                <text:p>0.107803933342311</text:p>
              </table:table-cell>
              <table:table-cell office:value-type="float" office:value="0.454805871212121">
                <text:p>0.454805871212121</text:p>
              </table:table-cell>
              <table:table-cell office:value-type="float" office:value="0.241652295963098">
                <text:p>0.241652295963098</text:p>
              </table:table-cell>
            </table:table-row>
            <table:table-row>
              <table:table-cell office:value-type="string">
                <text:p>Mean-Z</text:p>
              </table:table-cell>
              <table:table-cell office:value-type="float" office:value="0.00602723962240715">
                <text:p>0.00602723962240715</text:p>
              </table:table-cell>
              <table:table-cell office:value-type="float" office:value="0.0213219231641482">
                <text:p>0.0213219231641482</text:p>
              </table:table-cell>
              <table:table-cell office:value-type="float" office:value="0.444166635877094">
                <text:p>0.444166635877094</text:p>
              </table:table-cell>
              <table:table-cell office:value-type="float" office:value="0.0764227613126862">
                <text:p>0.0764227613126862</text:p>
              </table:table-cell>
            </table:table-row>
            <table:table-row>
              <table:table-cell office:value-type="string">
                <text:p>Max-Z</text:p>
              </table:table-cell>
              <table:table-cell office:value-type="float" office:value="0.250523677171488">
                <text:p>0.250523677171488</text:p>
              </table:table-cell>
              <table:table-cell office:value-type="float" office:value="0.340510977639772">
                <text:p>0.340510977639772</text:p>
              </table:table-cell>
              <table:table-cell office:value-type="float" office:value="0.790861742424242">
                <text:p>0.790861742424242</text:p>
              </table:table-cell>
              <table:table-cell office:value-type="float" office:value="0.576576770832275">
                <text:p>0.576576770832275</text:p>
              </table:table-cell>
            </table:table-row>
            <table:table-row>
              <table:table-cell office:value-type="string">
                <text:p>Min-Z</text:p>
              </table:table-cell>
              <table:table-cell office:value-type="float" office:value="-0.119723807768593">
                <text:p>-0.119723807768593</text:p>
              </table:table-cell>
              <table:table-cell office:value-type="float" office:value="0.11837628741215">
                <text:p>0.11837628741215</text:p>
              </table:table-cell>
              <table:table-cell office:value-type="float" office:value="0.243702651515152">
                <text:p>0.243702651515152</text:p>
              </table:table-cell>
              <table:table-cell office:value-type="float" office:value="0.266103495471049">
                <text:p>0.266103495471049</text:p>
              </table:table-cell>
            </table:table-row>
            <table:table-row>
              <table:table-cell office:value-type="string">
                <text:p>Median-Z</text:p>
              </table:table-cell>
              <table:table-cell office:value-type="float" office:value="-0.00270809394395456">
                <text:p>-0.00270809394395456</text:p>
              </table:table-cell>
              <table:table-cell office:value-type="float" office:value="0.0182089919271314">
                <text:p>0.0182089919271314</text:p>
              </table:table-cell>
              <table:table-cell office:value-type="float" office:value="0.428539299242424">
                <text:p>0.428539299242424</text:p>
              </table:table-cell>
              <table:table-cell office:value-type="float" office:value="0.0833940036975786">
                <text:p>0.0833940036975786</text:p>
              </table:table-cell>
            </table:table-row>
            <table:table-row>
              <table:table-cell office:value-type="string">
                <text:p>Peak-to-Peak-Z</text:p>
              </table:table-cell>
              <table:table-cell office:value-type="float" office:value="0.370247484940081">
                <text:p>0.370247484940081</text:p>
              </table:table-cell>
              <table:table-cell office:value-type="float" office:value="0.425878779218287">
                <text:p>0.425878779218287</text:p>
              </table:table-cell>
              <table:table-cell office:value-type="float" office:value="0.547159090909091">
                <text:p>0.547159090909091</text:p>
              </table:table-cell>
              <table:table-cell office:value-type="float" office:value="0.812793999207413">
                <text:p>0.812793999207413</text:p>
              </table:table-cell>
            </table:table-row>
            <table:table-row>
              <table:table-cell office:value-type="string">
                <text:p>Variance-Z</text:p>
              </table:table-cell>
              <table:table-cell office:value-type="float" office:value="0.0136560203387861">
                <text:p>0.0136560203387861</text:p>
              </table:table-cell>
              <table:table-cell office:value-type="float" office:value="0.0206556197121968">
                <text:p>0.0206556197121968</text:p>
              </table:table-cell>
              <table:table-cell office:value-type="float" office:value="0.0653931380747153">
                <text:p>0.0653931380747153</text:p>
              </table:table-cell>
              <table:table-cell office:value-type="float" office:value="0.140465993946893">
                <text:p>0.140465993946893</text:p>
              </table:table-cell>
            </table:table-row>
            <table:table-row>
              <table:table-cell office:value-type="string">
                <text:p>Std-Dev-Z</text:p>
              </table:table-cell>
              <table:table-cell office:value-type="float" office:value="0.0800531518562862">
                <text:p>0.0800531518562862</text:p>
              </table:table-cell>
              <table:table-cell office:value-type="float" office:value="0.0853058902026064">
                <text:p>0.0853058902026064</text:p>
              </table:table-cell>
              <table:table-cell office:value-type="float" office:value="0.141238212696117">
                <text:p>0.141238212696117</text:p>
              </table:table-cell>
              <table:table-cell office:value-type="float" office:value="0.213258902297841">
                <text:p>0.213258902297841</text:p>
              </table:table-cell>
            </table:table-row>
            <table:table-row>
              <table:table-cell office:value-type="string">
                <text:p>RMS-Z</text:p>
              </table:table-cell>
              <table:table-cell office:value-type="float" office:value="0.0135964461913882">
                <text:p>0.0135964461913882</text:p>
              </table:table-cell>
              <table:table-cell office:value-type="float" office:value="0.0201631875299328">
                <text:p>0.0201631875299328</text:p>
              </table:table-cell>
              <table:table-cell office:value-type="float" office:value="0.265891445294546">
                <text:p>0.265891445294546</text:p>
              </table:table-cell>
              <table:table-cell office:value-type="float" office:value="0.165237979043498">
                <text:p>0.165237979043498</text:p>
              </table:table-cell>
            </table:table-row>
            <table:table-row>
              <table:table-cell office:value-type="string">
                <text:p>Skewness-Z</text:p>
              </table:table-cell>
              <table:table-cell office:value-type="float" office:value="0.519793025916767">
                <text:p>0.519793025916767</text:p>
              </table:table-cell>
              <table:table-cell office:value-type="float" office:value="1.52649290564992">
                <text:p>1.52649290564992</text:p>
              </table:table-cell>
              <table:table-cell office:value-type="float" office:value="0.285222193682799">
                <text:p>0.285222193682799</text:p>
              </table:table-cell>
              <table:table-cell office:value-type="float" office:value="0.935553763000341">
                <text:p>0.935553763000341</text:p>
              </table:table-cell>
            </table:table-row>
            <table:table-row>
              <table:table-cell office:value-type="string">
                <text:p>Kurtosis-Z</text:p>
              </table:table-cell>
              <table:table-cell office:value-type="float" office:value="3.23743480595717">
                <text:p>3.23743480595717</text:p>
              </table:table-cell>
              <table:table-cell office:value-type="float" office:value="5.30963972426221">
                <text:p>5.30963972426221</text:p>
              </table:table-cell>
              <table:table-cell office:value-type="float" office:value="0.762497261002845">
                <text:p>0.762497261002845</text:p>
              </table:table-cell>
              <table:table-cell office:value-type="float" office:value="2.20136367173104">
                <text:p>2.20136367173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